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mm"/>
    </style:style>
    <style:style style:name="co2" style:family="table-column">
      <style:table-column-properties fo:break-before="auto" style:column-width="15.15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4.64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32.88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2.61mm"/>
    </style:style>
    <style:style style:name="co10" style:family="table-column">
      <style:table-column-properties fo:break-before="auto" style:column-width="24.13mm"/>
    </style:style>
    <style:style style:name="co11" style:family="table-column">
      <style:table-column-properties fo:break-before="auto" style:column-width="22.01mm"/>
    </style:style>
    <style:style style:name="co12" style:family="table-column">
      <style:table-column-properties fo:break-before="auto" style:column-width="21.41mm"/>
    </style:style>
    <style:style style:name="co13" style:family="table-column">
      <style:table-column-properties fo:break-before="auto" style:column-width="25.6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51.09mm"/>
    </style:style>
    <style:style style:name="co16" style:family="table-column">
      <style:table-column-properties fo:break-before="auto" style:column-width="153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ff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61">
      <style:table-cell-properties fo:background-color="#ccff99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99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#ffcc99"/>
      <style:text-properties fo:color="#8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e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7" table:default-cell-style-name="ce9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ExpIdx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Dictat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Univcontext</text:p>
          </table:table-cell>
          <table:table-cell table:style-name="ce1" office:value-type="string" calcext:value-type="string">
            <text:p>Univlex</text:p>
          </table:table-cell>
          <table:table-cell table:style-name="ce1" office:value-type="string" calcext:value-type="string">
            <text:p>Univpref</text:p>
          </table:table-cell>
          <table:table-cell table:style-name="ce1" office:value-type="string" calcext:value-type="string">
            <text:p>Univattract</text:p>
          </table:table-cell>
          <table:table-cell table:style-name="ce1" office:value-type="string" calcext:value-type="string">
            <text:p>Expoadv</text:p>
          </table:table-cell>
          <table:table-cell table:style-name="ce1" office:value-type="string" calcext:value-type="string">
            <text:p>Expoadj</text:p>
          </table:table-cell>
          <table:table-cell table:style-name="ce1" office:value-type="string" calcext:value-type="string">
            <text:p>Expoadvtype</text:p>
          </table:table-cell>
          <table:table-cell table:style-name="ce1" office:value-type="string" calcext:value-type="string">
            <text:p>Intonation</text:p>
          </table:table-cell>
          <table:table-cell table:style-name="ce1" office:value-type="string" calcext:value-type="string">
            <text:p>Sentence</text:p>
          </table:table-cell>
          <table:table-cell table:style-name="ce8" table:number-columns-repeated="1005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tz 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Unter Umständen muss Henrike ihren Ford in die Werkstatt bringen.</text:p>
          </table:table-cell>
          <table:table-cell table:number-columns-repeated="100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Auf Leinwand malt Robin ungern, weil die Technik schwieriger ist.</text:p>
          </table:table-cell>
          <table:table-cell table:number-columns-repeated="100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Saskia hat Montag und Dienstag vergeblich versucht, Tofu zu kaufen.</text:p>
          </table:table-cell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tz 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Apprart</text:p>
          </table:table-cell>
          <table:table-cell table:style-name="ce4" office:value-type="string" calcext:value-type="string">
            <text:p>Bergsteig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623067" calcext:value-type="float">
            <text:p>0.05623067</text:p>
          </table:table-cell>
          <table:table-cell table:style-name="ce4" table:number-columns-repeated="4"/>
          <table:table-cell table:style-name="ce4" office:value-type="string" calcext:value-type="string">
            <text:p>Benjamin ruft seinen Freund an, weil er eine Frage zum Bergsteigen hat.</text:p>
          </table:table-cell>
          <table:table-cell table:number-columns-repeated="100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atz 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32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Oft</text:p>
          </table:table-cell>
          <table:table-cell table:style-name="ce5" office:value-type="string" calcext:value-type="string">
            <text:p>Weiß</text:p>
          </table:table-cell>
          <table:table-cell table:style-name="ce5" office:value-type="string" calcext:value-type="string">
            <text:p>Inte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ura trägt gerne diese — oft weißen — Tennis-Tops.</text:p>
          </table:table-cell>
          <table:table-cell table:number-columns-repeated="100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tz 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Felix hat mal wieder seinen Rucksack auf der Anrichte vergessen.</text:p>
          </table:table-cell>
          <table:table-cell table:number-columns-repeated="100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Jan und Jonas sind auf dem Weg nach hause, während Anne und Annika noch diskutieren.</text:p>
          </table:table-cell>
          <table:table-cell table:number-columns-repeated="100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Frank fehlten mehr als einhundert Euro, um einen Biedermeierschrank zu kaufen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rage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Hat Saskia versucht, am Donnerstag Tofu zu kaufen?</text:p>
          </table:table-cell>
          <table:table-cell table:number-columns-repeated="100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tz 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Endlich</text:p>
          </table:table-cell>
          <table:table-cell table:style-name="ce5" office:value-type="string" calcext:value-type="string">
            <text:p>Hart</text:p>
          </table:table-cell>
          <table:table-cell table:style-name="ce5" office:value-type="string" calcext:value-type="string">
            <text:p>E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amuel trägt die endlich harte Tonvase nach draußen.</text:p>
          </table:table-cell>
          <table:table-cell table:number-columns-repeated="100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atz 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4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Platzmach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7883408" calcext:value-type="float">
            <text:p>-0.07883408</text:p>
          </table:table-cell>
          <table:table-cell table:style-name="ce4" table:number-columns-repeated="4"/>
          <table:table-cell table:style-name="ce4" office:value-type="string" calcext:value-type="string">
            <text:p>Lara trat zur Seite, um Platz zu machen.</text:p>
          </table:table-cell>
          <table:table-cell table:number-columns-repeated="100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Mit Moritz hat der Verein einen Topspieler für die A-Mannschaft gewonnen.</text:p>
          </table:table-cell>
          <table:table-cell table:number-columns-repeated="100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Nina ist gut in Algebra, aber Max mag Biologie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rage 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Trägt Laura oft Tennis-Tops?</text:p>
          </table:table-cell>
          <table:table-cell table:number-columns-repeated="100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Sabrina hat für ihr Examen viel gelernt, um später Richterin werden zu können.</text:p>
          </table:table-cell>
          <table:table-cell table:number-columns-repeated="100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atz 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Tim hat im Garten 12 Grad gemessen trotz sehr kalten Winds. </text:p>
          </table:table-cell>
          <table:table-cell table:number-columns-repeated="100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Svenja wird gleich einen Vortrag über die allgmeine Relativitätstheorie halten.</text:p>
          </table:table-cell>
          <table:table-cell table:number-columns-repeated="100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atz 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Probehör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43379037" calcext:value-type="float">
            <text:p>0.043379037</text:p>
          </table:table-cell>
          <table:table-cell table:style-name="ce4" table:number-columns-repeated="4"/>
          <table:table-cell table:style-name="ce4" office:value-type="string" calcext:value-type="string">
            <text:p>Maria hat einen Kopfhörer gekauft, nachdem sie ihn probegehört hatte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rage 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Spielt Moritz jetzt für einen Verein in der A-Mannschaft.</text:p>
          </table:table-cell>
          <table:table-cell table:number-columns-repeated="100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Nur Alena wollte den fortgeschrittenen Ski-Kurs belegen.</text:p>
          </table:table-cell>
          <table:table-cell table:number-columns-repeated="100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Florian und Nele rudern morgen gegen Sofia und Dominik.</text:p>
          </table:table-cell>
          <table:table-cell table:number-columns-repeated="100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atz 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22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Vermutlich</text:p>
          </table:table-cell>
          <table:table-cell table:style-name="ce5" office:value-type="string" calcext:value-type="string">
            <text:p>Wahr</text:p>
          </table:table-cell>
          <table:table-cell table:style-name="ce5" office:value-type="string" calcext:value-type="string">
            <text:p>Ev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ra hörte von Oskar eine vermutlich wahre Geschichte.</text:p>
          </table:table-cell>
          <table:table-cell table:number-columns-repeated="100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Satz 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3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Teetrink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5475554" calcext:value-type="float">
            <text:p>-0.05475554</text:p>
          </table:table-cell>
          <table:table-cell table:style-name="ce4" table:number-columns-repeated="4"/>
          <table:table-cell table:style-name="ce4" office:value-type="string" calcext:value-type="string">
            <text:p>Kim sah sich das Tennisspiel an, solange sie am Tee trinken war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Frage 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Möchte Svenja Richterin werden?</text:p>
          </table:table-cell>
          <table:table-cell table:number-columns-repeated="100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tz 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Vorgestern am Flughafen haben sich Judith und Chris aus den Augen verloren.</text:p>
          </table:table-cell>
          <table:table-cell table:number-columns-repeated="100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Satz 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Leider</text:p>
          </table:table-cell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Ev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nemarie fährt ihren — leider roten — Audi in die Garage.</text:p>
          </table:table-cell>
          <table:table-cell table:number-columns-repeated="100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Beim Einkaufen hat Lena einen Freund aus ihrer Studienzeit getroffen.</text:p>
          </table:table-cell>
          <table:table-cell table:number-columns-repeated="100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Martin beobachtete die Einbrecher, während er eine Tomate aß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Frage 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Hat Oskar Nora eine Geschichte erzählt?</text:p>
          </table:table-cell>
          <table:table-cell table:number-columns-repeated="100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David spielt in dem Film mit, in dem auch Leonies Tochter mitspielt.</text:p>
          </table:table-cell>
          <table:table-cell table:number-columns-repeated="100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Satz 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31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Sehr</text:p>
          </table:table-cell>
          <table:table-cell table:style-name="ce5" office:value-type="string" calcext:value-type="string">
            <text:p>Nett</text:p>
          </table:table-cell>
          <table:table-cell table:style-name="ce5" office:value-type="string" calcext:value-type="string">
            <text:p>Inte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Fabian wird später eine sehr nette Freundin treffen.</text:p>
          </table:table-cell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atz 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Apprart</text:p>
          </table:table-cell>
          <table:table-cell table:style-name="ce4" office:value-type="string" calcext:value-type="string">
            <text:p>Spaßhab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8254289" calcext:value-type="float">
            <text:p>-0.08254289</text:p>
          </table:table-cell>
          <table:table-cell table:style-name="ce4" table:number-columns-repeated="4"/>
          <table:table-cell table:style-name="ce4" office:value-type="string" calcext:value-type="string">
            <text:p>Melanie mag Fußball, weil es ein Sport zum Spaß haben ist.</text:p>
          </table:table-cell>
          <table:table-cell table:number-columns-repeated="100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Mit Patrick spielt Lea am liebsten Schach, weil er ein guter Taktiker ist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Frage 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Ist Chris gestern am Flughafen gewesen?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Franzi wollte den Film zuende sehen, auch wenn es deswegen spät wurde.</text:p>
          </table:table-cell>
          <table:table-cell table:number-columns-repeated="100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Weil Marcel keine Gedichte mag, schenkt Alex ihm einen Roman.</text:p>
          </table:table-cell>
          <table:table-cell table:number-columns-repeated="100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atz 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4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Seilspringe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2794172" calcext:value-type="float">
            <text:p>2.79E-02</text:p>
          </table:table-cell>
          <table:table-cell table:style-name="ce4" table:number-columns-repeated="4"/>
          <table:table-cell table:style-name="ce4" office:value-type="string" calcext:value-type="string">
            <text:p>Sarah ging auf den Spielplatz, um Seilzuspringen.</text:p>
          </table:table-cell>
          <table:table-cell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z 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Jule hatte einen schönen Urlaub in Schweden mit ihrer Familie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Frage 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Mag Melanie Fußball?</text:p>
          </table:table-cell>
          <table:table-cell table:number-columns-repeated="100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Ohne Martina hat Vanessa im Beachvolleyball ausnahmsweise verloren.</text:p>
          </table:table-cell>
          <table:table-cell table:number-columns-repeated="100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Im Judo hat Yasmin den scharzen Gürtel, aber sie spielt schlecht Tennis.</text:p>
          </table:table-cell>
          <table:table-cell table:number-columns-repeated="100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z 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Lisa möchte Sven auf jeden Fall eine Reise in die Alpen schenken.</text:p>
          </table:table-cell>
          <table:table-cell table:number-columns-repeated="100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atz 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Mutmach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6317342" calcext:value-type="float">
            <text:p>-0.06317342</text:p>
          </table:table-cell>
          <table:table-cell table:style-name="ce4" table:number-columns-repeated="4"/>
          <table:table-cell table:style-name="ce4" office:value-type="string" calcext:value-type="string">
            <text:p>Leon konnte nur deshalb gewinnen, weil Johanna ihm Mut gemacht hat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Frage 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Bekommt Marcel einen Roman geschenkt?</text:p>
          </table:table-cell>
          <table:table-cell table:number-columns-repeated="100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Satz 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21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Sicherlich</text:p>
          </table:table-cell>
          <table:table-cell table:style-name="ce5" office:value-type="string" calcext:value-type="string">
            <text:p>Tief</text:p>
          </table:table-cell>
          <table:table-cell table:style-name="ce5" office:value-type="string" calcext:value-type="string">
            <text:p>Ev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ula und Frida baden in einem — sicherlich tiefen — See.</text:p>
          </table:table-cell>
          <table:table-cell table:number-columns-repeated="100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Jonas hat gestern kurz Luisa besucht, mit Timo hat er aber lange telefoniert.</text:p>
          </table:table-cell>
          <table:table-cell table:number-columns-repeated="100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Annas Schwester kennt den Mann von Alexanders Frau.</text:p>
          </table:table-cell>
          <table:table-cell table:number-columns-repeated="100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Satz 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3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Bogenschieß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083703" calcext:value-type="float">
            <text:p>0.06083703</text:p>
          </table:table-cell>
          <table:table-cell table:style-name="ce4" table:number-columns-repeated="4"/>
          <table:table-cell table:style-name="ce4" office:value-type="string" calcext:value-type="string">
            <text:p>Simone hört ein Hörbuch, während sie am Bogenschießen ist.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Frage 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Spielt Vanessa Beachvolleyball?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1007" table:default-cell-style-name="ce9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ExpIdx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Dictat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Univcontext</text:p>
          </table:table-cell>
          <table:table-cell table:style-name="ce1" office:value-type="string" calcext:value-type="string">
            <text:p>Univlex</text:p>
          </table:table-cell>
          <table:table-cell table:style-name="ce1" office:value-type="string" calcext:value-type="string">
            <text:p>Univpref</text:p>
          </table:table-cell>
          <table:table-cell table:style-name="ce1" office:value-type="string" calcext:value-type="string">
            <text:p>Univattract</text:p>
          </table:table-cell>
          <table:table-cell table:style-name="ce1" office:value-type="string" calcext:value-type="string">
            <text:p>Expoadv</text:p>
          </table:table-cell>
          <table:table-cell table:style-name="ce1" office:value-type="string" calcext:value-type="string">
            <text:p>Expoadj</text:p>
          </table:table-cell>
          <table:table-cell table:style-name="ce1" office:value-type="string" calcext:value-type="string">
            <text:p>Expoadvtype</text:p>
          </table:table-cell>
          <table:table-cell table:style-name="ce1" office:value-type="string" calcext:value-type="string">
            <text:p>Intonation</text:p>
          </table:table-cell>
          <table:table-cell table:style-name="ce1" office:value-type="string" calcext:value-type="string">
            <text:p>Sentence</text:p>
          </table:table-cell>
          <table:table-cell table:style-name="ce8" table:number-columns-repeated="1005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tz 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Unter Umständen muss Henrike ihren Ford in die Werkstatt bringen.</text:p>
          </table:table-cell>
          <table:table-cell table:number-columns-repeated="100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Auf Leinwand malt Robin ungern, weil die Technik schwieriger ist.</text:p>
          </table:table-cell>
          <table:table-cell table:number-columns-repeated="100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Saskia hat Montag und Dienstag vergeblich versucht, Tofu zu kaufen.</text:p>
          </table:table-cell>
          <table:table-cell table:number-columns-repeated="100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48" calcext:value-type="float">
            <text:p>48</text:p>
          </table:table-cell>
          <table:table-cell table:style-name="ce4" office:value-type="string" calcext:value-type="string">
            <text:p>Satz 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3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Bogenschieß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083703" calcext:value-type="float">
            <text:p>0.06083703</text:p>
          </table:table-cell>
          <table:table-cell table:style-name="ce4" table:number-columns-repeated="4"/>
          <table:table-cell table:style-name="ce4" office:value-type="string" calcext:value-type="string">
            <text:p>Simone hört ein Hörbuch, während sie am Bogenschießen ist.</text:p>
          </table:table-cell>
          <table:table-cell table:number-columns-repeated="100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atz 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32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Oft</text:p>
          </table:table-cell>
          <table:table-cell table:style-name="ce5" office:value-type="string" calcext:value-type="string">
            <text:p>Weiß</text:p>
          </table:table-cell>
          <table:table-cell table:style-name="ce5" office:value-type="string" calcext:value-type="string">
            <text:p>Inten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Laura trägt gerne diese oft weißen Tennis-Tops.</text:p>
          </table:table-cell>
          <table:table-cell table:number-columns-repeated="100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tz 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Felix hat mal wieder seinen Rucksack auf der Anrichte vergessen.</text:p>
          </table:table-cell>
          <table:table-cell table:number-columns-repeated="100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Jan und Jonas sind auf dem Weg nach hause, während Anne und Annika noch diskutieren.</text:p>
          </table:table-cell>
          <table:table-cell table:number-columns-repeated="100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Frank fehlten mehr als einhundert Euro, um einen Biedermeierschrank zu kaufen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Frage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Hat Saskia versucht, am Donnerstag Tofu zu kaufen?</text:p>
          </table:table-cell>
          <table:table-cell table:number-columns-repeated="100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tz 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Endlich</text:p>
          </table:table-cell>
          <table:table-cell table:style-name="ce5" office:value-type="string" calcext:value-type="string">
            <text:p>Hart</text:p>
          </table:table-cell>
          <table:table-cell table:style-name="ce5" office:value-type="string" calcext:value-type="string">
            <text:p>Eva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amuel trägt die — endlich harte — Tonvase nach draußen.</text:p>
          </table:table-cell>
          <table:table-cell table:number-columns-repeated="100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43" calcext:value-type="float">
            <text:p>43</text:p>
          </table:table-cell>
          <table:table-cell table:style-name="ce4" office:value-type="string" calcext:value-type="string">
            <text:p>Satz 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Mutmach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6317342" calcext:value-type="float">
            <text:p>-0.06317342</text:p>
          </table:table-cell>
          <table:table-cell table:style-name="ce4" table:number-columns-repeated="4"/>
          <table:table-cell table:style-name="ce4" office:value-type="string" calcext:value-type="string">
            <text:p>Leon konnte nur deshalb gewinnen, weil Johanna ihm Mut gemacht hat.</text:p>
          </table:table-cell>
          <table:table-cell table:number-columns-repeated="100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Mit Moritz hat der Verein einen Topspieler für die A-Mannschaft gewonnen.</text:p>
          </table:table-cell>
          <table:table-cell table:number-columns-repeated="100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Nina ist gut in Algebra, aber Max mag Biologie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rage 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12" office:value-type="string" calcext:value-type="string">
            <text:p>Trägt Annika oft weiße Tennis-Tops?</text:p>
          </table:table-cell>
          <table:table-cell table:number-columns-repeated="100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Sabrina hat für ihr Examen viel gelernt, um später Richterin werden zu können.</text:p>
          </table:table-cell>
          <table:table-cell table:number-columns-repeated="100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atz 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Tim hat im Garten 12 Grad gemessen trotz sehr kalten Winds. </text:p>
          </table:table-cell>
          <table:table-cell table:number-columns-repeated="100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Svenja wird gleich einen Vortrag über die allgmeine Relativitätstheorie halten.</text:p>
          </table:table-cell>
          <table:table-cell table:number-columns-repeated="100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37" calcext:value-type="float">
            <text:p>37</text:p>
          </table:table-cell>
          <table:table-cell table:style-name="ce4" office:value-type="string" calcext:value-type="string">
            <text:p>Satz 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4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Seilspringe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2794172" calcext:value-type="float">
            <text:p>2.79E-02</text:p>
          </table:table-cell>
          <table:table-cell table:style-name="ce4" table:number-columns-repeated="4"/>
          <table:table-cell table:style-name="ce4" office:value-type="string" calcext:value-type="string">
            <text:p>Sarah ging auf den Spielplatz, um Seilzuspringen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rage 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12" office:value-type="string" calcext:value-type="string">
            <text:p>Spielt Leon jetzt für einen Fußballverein?</text:p>
          </table:table-cell>
          <table:table-cell table:number-columns-repeated="100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Nur Alena wollte den fortgeschrittenen Ski-Kurs belegen.</text:p>
          </table:table-cell>
          <table:table-cell table:number-columns-repeated="100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Florian und Nele rudern morgen gegen Sofia und Dominik.</text:p>
          </table:table-cell>
          <table:table-cell table:number-columns-repeated="100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Satz 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22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Vermutlich</text:p>
          </table:table-cell>
          <table:table-cell table:style-name="ce5" office:value-type="string" calcext:value-type="string">
            <text:p>Wahr</text:p>
          </table:table-cell>
          <table:table-cell table:style-name="ce5" office:value-type="string" calcext:value-type="string">
            <text:p>Evi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ra hörte von Oskar eine — vermutlich wahre — Geschichte.</text:p>
          </table:table-cell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string" calcext:value-type="string">
            <text:p>Satz 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Apprart</text:p>
          </table:table-cell>
          <table:table-cell table:style-name="ce4" office:value-type="string" calcext:value-type="string">
            <text:p>Spaßhab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8254289" calcext:value-type="float">
            <text:p>-0.08254289</text:p>
          </table:table-cell>
          <table:table-cell table:style-name="ce4" table:number-columns-repeated="4"/>
          <table:table-cell table:style-name="ce4" office:value-type="string" calcext:value-type="string">
            <text:p>Melanie mag Fußball, weil es ein Sport zum Spaß haben ist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Frage 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12" office:value-type="string" calcext:value-type="string">
            <text:p>Möchte Svenja Richterin werden?</text:p>
          </table:table-cell>
          <table:table-cell table:number-columns-repeated="100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tz 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Vorgestern am Flughafen haben sich Judith und Chris aus den Augen verloren.</text:p>
          </table:table-cell>
          <table:table-cell table:number-columns-repeated="100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Satz 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Leider</text:p>
          </table:table-cell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Ev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nnemarie fährt ihren leider roten Audi in die Garage.</text:p>
          </table:table-cell>
          <table:table-cell table:number-columns-repeated="100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Beim Einkaufen hat Lena einen Freund aus ihrer Studienzeit getroffen.</text:p>
          </table:table-cell>
          <table:table-cell table:number-columns-repeated="100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Martin beobachtete die Einbrecher, während er eine Tomate aß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Frage 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12" office:value-type="string" calcext:value-type="string">
            <text:p>Hat Nora eine wahre Geschichte erzählt?</text:p>
          </table:table-cell>
          <table:table-cell table:number-columns-repeated="100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David spielt in dem Film mit, in dem auch Leonies Tochter mitspielt.</text:p>
          </table:table-cell>
          <table:table-cell table:number-columns-repeated="100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Satz 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31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Sehr</text:p>
          </table:table-cell>
          <table:table-cell table:style-name="ce5" office:value-type="string" calcext:value-type="string">
            <text:p>Nett</text:p>
          </table:table-cell>
          <table:table-cell table:style-name="ce5" office:value-type="string" calcext:value-type="string">
            <text:p>Inten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abian wird später eine — sehr nette — Freundin treffen.</text:p>
          </table:table-cell>
          <table:table-cell table:number-columns-repeated="100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string" calcext:value-type="string">
            <text:p>Satz 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3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rog</text:p>
          </table:table-cell>
          <table:table-cell table:style-name="ce4" office:value-type="string" calcext:value-type="string">
            <text:p>Teetrink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5475554" calcext:value-type="float">
            <text:p>-0.05475554</text:p>
          </table:table-cell>
          <table:table-cell table:style-name="ce4" table:number-columns-repeated="4"/>
          <table:table-cell table:style-name="ce4" office:value-type="string" calcext:value-type="string">
            <text:p>Kim sah sich das Tennisspiel an, solange sie am Tee trinken war.</text:p>
          </table:table-cell>
          <table:table-cell table:number-columns-repeated="100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Mit Patrick spielt Lea am liebsten Schach, weil er ein guter Taktiker ist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Frage 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Ist Chris gestern am Flughafen gewesen?</text:p>
          </table:table-cell>
          <table:table-cell table:number-columns-repeated="1007"/>
        </table:table-row>
        <table:table-row table:style-name="ro1">
          <table:table-cell table:number-columns-repeated="2"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Franzi wollte den Film zuende sehen, auch wenn es deswegen spät wurde.</text:p>
          </table:table-cell>
          <table:table-cell table:number-columns-repeated="100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Weil Marcel keine Gedichte mag, schenkt Alex ihm einen Roman.</text:p>
          </table:table-cell>
          <table:table-cell table:number-columns-repeated="100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4" office:value-type="string" calcext:value-type="string">
            <text:p>Satz 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Probehör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43379037" calcext:value-type="float">
            <text:p>0.043379037</text:p>
          </table:table-cell>
          <table:table-cell table:style-name="ce4" table:number-columns-repeated="4"/>
          <table:table-cell table:style-name="ce4" office:value-type="string" calcext:value-type="string">
            <text:p>Maria hat einen Kopfhörer gekauft, nachdem sie ihn probegehört hatte.</text:p>
          </table:table-cell>
          <table:table-cell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z 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Jule hatte einen schönen Urlaub in Schweden mit ihrer Familie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Frage 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12" office:value-type="string" calcext:value-type="string">
            <text:p>Ist Leonie die Mutter einer Schauspielerin?</text:p>
          </table:table-cell>
          <table:table-cell table:number-columns-repeated="100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Ohne Martina hat Vanessa im Beachvolleyball ausnahmsweise verloren.</text:p>
          </table:table-cell>
          <table:table-cell table:number-columns-repeated="100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Im Judo hat Yasmin den schwarzen Gürtel, aber sie spielt schlecht Tennis.</text:p>
          </table:table-cell>
          <table:table-cell table:number-columns-repeated="100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z 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illerWritten</text:p>
          </table:table-cell>
          <table:table-cell table:style-name="ce2" table:number-columns-repeated="8"/>
          <table:table-cell table:style-name="ce2" office:value-type="string" calcext:value-type="string">
            <text:p>Lisa möchte Sven auf jeden Fall eine Reise in die Alpen schenken.</text:p>
          </table:table-cell>
          <table:table-cell table:number-columns-repeated="100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string" calcext:value-type="string">
            <text:p>Satz 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42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Platzmache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07883408" calcext:value-type="float">
            <text:p>-0.07883408</text:p>
          </table:table-cell>
          <table:table-cell table:style-name="ce4" table:number-columns-repeated="4"/>
          <table:table-cell table:style-name="ce4" office:value-type="string" calcext:value-type="string">
            <text:p>Lara trat zur Seite, um Platz zu machen.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Frage 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6" office:value-type="string" calcext:value-type="string">
            <text:p>Bekommt Marcel einen Roman geschenkt?</text:p>
          </table:table-cell>
          <table:table-cell table:number-columns-repeated="100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Satz 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21</text:p>
          </table:table-cell>
          <table:table-cell table:style-name="ce5" office:value-type="string" calcext:value-type="string">
            <text:p>Extraposition</text:p>
          </table:table-cell>
          <table:table-cell table:style-name="ce5" table:number-columns-repeated="4"/>
          <table:table-cell table:style-name="ce5" office:value-type="string" calcext:value-type="string">
            <text:p>Sicherlich</text:p>
          </table:table-cell>
          <table:table-cell table:style-name="ce5" office:value-type="string" calcext:value-type="string">
            <text:p>Tief</text:p>
          </table:table-cell>
          <table:table-cell table:style-name="ce5" office:value-type="string" calcext:value-type="string">
            <text:p>Evid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Paula und Frida baden in einem sicherlich tiefen See.</text:p>
          </table:table-cell>
          <table:table-cell table:number-columns-repeated="100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Jonas hat gestern kurz Luisa besucht, mit Timo hat er aber lange telefoniert.</text:p>
          </table:table-cell>
          <table:table-cell table:number-columns-repeated="100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FillerNonWritten</text:p>
          </table:table-cell>
          <table:table-cell table:style-name="ce3" table:number-columns-repeated="8"/>
          <table:table-cell table:style-name="ce3" office:value-type="string" calcext:value-type="string">
            <text:p>Annas Schwester kennt den Mann von Alexanders Frau.</text:p>
          </table:table-cell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atz 2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Univerbation</text:p>
          </table:table-cell>
          <table:table-cell table:style-name="ce4" office:value-type="string" calcext:value-type="string">
            <text:p>Apprart</text:p>
          </table:table-cell>
          <table:table-cell table:style-name="ce4" office:value-type="string" calcext:value-type="string">
            <text:p>Bergsteig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623067" calcext:value-type="float">
            <text:p>0.05623067</text:p>
          </table:table-cell>
          <table:table-cell table:style-name="ce4" table:number-columns-repeated="4"/>
          <table:table-cell table:style-name="ce4" office:value-type="string" calcext:value-type="string">
            <text:p>Benjamin ruft seinen Freund an, weil er eine Frage zum Bergsteigen hat.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Frage 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string" calcext:value-type="string">
            <text:p>Question</text:p>
          </table:table-cell>
          <table:table-cell table:style-name="ce6" table:number-columns-repeated="8"/>
          <table:table-cell table:style-name="ce12" office:value-type="string" calcext:value-type="string">
            <text:p>Spielt Yasmin Beachvolleyball?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17"/>
          <table:table-cell table:style-name="Default" table:number-columns-repeated="100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ek1.A1:Week1.Q5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9:07:30.1579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06-11T11:20:58.178364000</meta:creation-date>
    <meta:editing-cycles>59</meta:editing-cycles>
    <meta:editing-duration>PT4H38M26S</meta:editing-duration>
    <dc:date>2017-06-20T19:07:39.095220000</dc:date>
    <dc:creator>Roland Schäfer</dc:creator>
    <meta:generator>LibreOffice/5.2.7.2$MacOSX_X86_64 LibreOffice_project/2b7f1e640c46ceb28adf43ee075a6e8b8439ed10</meta:generator>
    <meta:document-statistic meta:table-count="2" meta:cell-count="882" meta:object-count="0"/>
  </office:meta>
</office:document-meta>
</file>